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timeVersionChecker.getHigh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VersionChecker.RuntimeVersionChec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VersionChecker.checkRuntimeVersion( String requiredRuntimeVersion , Declaration element , Diagnostics diags , String errMsg , Object [ ] errMsg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untimeVersionChecker.checkRuntimeVersion( String requiredRuntimeVersion , AnnotationInstance element , Diagnostics diags , String errMsg , Object [ ] errMsg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untimeVersionChecker.checkRuntimeVersion( String requiredRuntimeVersion , AnnotationValue value , Diagnostics diags , String errMsg , Object [ ] errMsg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untimeVersionChecker.getRuntime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